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5cm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gr14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P1" style:family="paragraph">
      <style:text-properties fo:font-family="Courier" style:font-family-generic="modern" style:font-pitch="fixed" fo:font-style="normal" style:font-style-asian="normal" style:font-style-complex="normal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end"/>
      <style:text-properties fo:font-size="14pt" fo:font-style="italic" style:font-size-asian="18pt" style:font-size-complex="18pt"/>
    </style:style>
    <style:style style:name="T1" style:family="text">
      <style:text-properties fo:font-family="Courier" style:font-family-generic="modern" style:font-pitch="fixed" fo:font-style="normal" style:font-style-asian="normal" style:font-style-complex="normal"/>
    </style:style>
    <style:style style:name="T2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27cm" svg:height="2.156cm" svg:x="13.7cm" svg:y="3.774cm">
          <draw:text-box>
            <text:p text:style-name="P1"><text:span text:style-name="T1">&lt;dataTable&gt;</text:span></text:p>
            <text:p text:style-name="P1"><text:span text:style-name="T1"><text:s text:c="3"/></text:span><text:span text:style-name="T1">1, 2, 3, 4, 5, 6, … 27</text:span></text:p>
            <text:p text:style-name="P1"><text:span text:style-name="T1">&lt;/dataTable&gt;</text:span></text:p>
          </draw:text-box>
        </draw:frame>
        <draw:g>
          <draw:rect draw:style-name="gr2" draw:text-style-name="P2" draw:layer="layout" svg:width="3.81cm" svg:height="3.81cm" svg:x="3.526cm" svg:y="1.805cm">
            <text:p/>
          </draw:rect>
          <draw:g>
            <draw:frame draw:style-name="gr1" draw:text-style-name="P2" draw:layer="layout" svg:width="1.209cm" svg:height="0.962cm" svg:x="3.656cm" svg:y="2.036cm">
              <draw:text-box>
                <text:p text:style-name="P2">19</text:p>
              </draw:text-box>
            </draw:frame>
            <draw:frame draw:style-name="gr1" draw:text-style-name="P2" draw:layer="layout" svg:width="1.209cm" svg:height="0.962cm" svg:x="4.843cm" svg:y="2.036cm">
              <draw:text-box>
                <text:p text:style-name="P2">20</text:p>
              </draw:text-box>
            </draw:frame>
            <draw:frame draw:style-name="gr1" draw:text-style-name="P2" draw:layer="layout" svg:width="1.209cm" svg:height="0.962cm" svg:x="6.045cm" svg:y="2.036cm">
              <draw:text-box>
                <text:p text:style-name="P2">21</text:p>
              </draw:text-box>
            </draw:frame>
            <draw:frame draw:style-name="gr1" draw:text-style-name="P2" draw:layer="layout" svg:width="1.209cm" svg:height="0.962cm" svg:x="3.656cm" svg:y="3.221cm">
              <draw:text-box>
                <text:p text:style-name="P2">22</text:p>
              </draw:text-box>
            </draw:frame>
            <draw:frame draw:style-name="gr1" draw:text-style-name="P2" draw:layer="layout" svg:width="0.853cm" svg:height="0.962cm" svg:x="4.859cm" svg:y="3.221cm">
              <draw:text-box>
                <text:p text:style-name="P2">5</text:p>
              </draw:text-box>
            </draw:frame>
            <draw:frame draw:style-name="gr1" draw:text-style-name="P2" draw:layer="layout" svg:width="0.853cm" svg:height="0.962cm" svg:x="6.045cm" svg:y="3.221cm">
              <draw:text-box>
                <text:p text:style-name="P2">6</text:p>
              </draw:text-box>
            </draw:frame>
            <draw:frame draw:style-name="gr1" draw:text-style-name="P2" draw:layer="layout" svg:width="1.209cm" svg:height="0.962cm" svg:x="3.656cm" svg:y="4.406cm">
              <draw:text-box>
                <text:p text:style-name="P2">25</text:p>
              </draw:text-box>
            </draw:frame>
            <draw:frame draw:style-name="gr1" draw:text-style-name="P2" draw:layer="layout" svg:width="0.853cm" svg:height="0.962cm" svg:x="4.844cm" svg:y="4.406cm">
              <draw:text-box>
                <text:p text:style-name="P2">8</text:p>
              </draw:text-box>
            </draw:frame>
            <draw:frame draw:style-name="gr1" draw:text-style-name="P2" draw:layer="layout" svg:width="0.853cm" svg:height="0.962cm" svg:x="6.045cm" svg:y="4.406cm">
              <draw:text-box>
                <text:p text:style-name="P2">9</text:p>
              </draw:text-box>
            </draw:frame>
          </draw:g>
          <draw:rect draw:style-name="gr2" draw:text-style-name="P2" draw:layer="layout" svg:width="3.81cm" svg:height="3.81cm" svg:x="4.796cm" svg:y="3.075cm">
            <text:p/>
          </draw:rect>
          <draw:g>
            <draw:frame draw:style-name="gr1" draw:text-style-name="P2" draw:layer="layout" svg:width="1.209cm" svg:height="0.962cm" svg:x="4.896cm" svg:y="3.314cm">
              <draw:text-box>
                <text:p text:style-name="P2">10</text:p>
              </draw:text-box>
            </draw:frame>
            <draw:frame draw:style-name="gr1" draw:text-style-name="P2" draw:layer="layout" svg:width="1.162cm" svg:height="0.962cm" svg:x="6.083cm" svg:y="3.314cm">
              <draw:text-box>
                <text:p text:style-name="P2">11</text:p>
              </draw:text-box>
            </draw:frame>
            <draw:frame draw:style-name="gr1" draw:text-style-name="P2" draw:layer="layout" svg:width="1.209cm" svg:height="0.962cm" svg:x="7.285cm" svg:y="3.314cm">
              <draw:text-box>
                <text:p text:style-name="P2">12</text:p>
              </draw:text-box>
            </draw:frame>
            <draw:frame draw:style-name="gr1" draw:text-style-name="P2" draw:layer="layout" svg:width="1.209cm" svg:height="0.962cm" svg:x="4.896cm" svg:y="4.499cm">
              <draw:text-box>
                <text:p text:style-name="P2">13</text:p>
              </draw:text-box>
            </draw:frame>
            <draw:frame draw:style-name="gr1" draw:text-style-name="P2" draw:layer="layout" svg:width="0.853cm" svg:height="0.962cm" svg:x="6.099cm" svg:y="4.499cm">
              <draw:text-box>
                <text:p text:style-name="P2">5</text:p>
              </draw:text-box>
            </draw:frame>
            <draw:frame draw:style-name="gr1" draw:text-style-name="P2" draw:layer="layout" svg:width="0.853cm" svg:height="0.962cm" svg:x="7.285cm" svg:y="4.499cm">
              <draw:text-box>
                <text:p text:style-name="P2">6</text:p>
              </draw:text-box>
            </draw:frame>
            <draw:frame draw:style-name="gr1" draw:text-style-name="P2" draw:layer="layout" svg:width="1.209cm" svg:height="0.962cm" svg:x="4.896cm" svg:y="5.684cm">
              <draw:text-box>
                <text:p text:style-name="P2">16</text:p>
              </draw:text-box>
            </draw:frame>
            <draw:frame draw:style-name="gr1" draw:text-style-name="P2" draw:layer="layout" svg:width="0.853cm" svg:height="0.962cm" svg:x="6.084cm" svg:y="5.684cm">
              <draw:text-box>
                <text:p text:style-name="P2">8</text:p>
              </draw:text-box>
            </draw:frame>
            <draw:frame draw:style-name="gr1" draw:text-style-name="P2" draw:layer="layout" svg:width="0.853cm" svg:height="0.962cm" svg:x="7.285cm" svg:y="5.684cm">
              <draw:text-box>
                <text:p text:style-name="P2">9</text:p>
              </draw:text-box>
            </draw:frame>
          </draw:g>
          <draw:g>
            <draw:rect draw:style-name="gr3" draw:text-style-name="P3" draw:layer="layout" svg:width="3.81cm" svg:height="3.81cm" svg:x="6.066cm" svg:y="4.345cm">
              <text:p/>
            </draw:rect>
            <draw:g>
              <draw:frame draw:style-name="gr4" draw:text-style-name="P3" draw:layer="layout" svg:width="0.853cm" svg:height="0.962cm" svg:x="6.35cm" svg:y="4.584cm">
                <draw:text-box>
                  <text:p text:style-name="P4">1</text:p>
                </draw:text-box>
              </draw:frame>
              <draw:frame draw:style-name="gr5" draw:text-style-name="P3" draw:layer="layout" svg:width="0.853cm" svg:height="0.962cm" svg:x="7.537cm" svg:y="4.584cm">
                <draw:text-box>
                  <text:p text:style-name="P4">2</text:p>
                </draw:text-box>
              </draw:frame>
              <draw:frame draw:style-name="gr6" draw:text-style-name="P3" draw:layer="layout" svg:width="0.853cm" svg:height="0.962cm" svg:x="8.739cm" svg:y="4.584cm">
                <draw:text-box>
                  <text:p text:style-name="P4">3</text:p>
                </draw:text-box>
              </draw:frame>
              <draw:frame draw:style-name="gr7" draw:text-style-name="P3" draw:layer="layout" svg:width="0.853cm" svg:height="0.962cm" svg:x="6.35cm" svg:y="5.769cm">
                <draw:text-box>
                  <text:p text:style-name="P4">4</text:p>
                </draw:text-box>
              </draw:frame>
              <draw:frame draw:style-name="gr8" draw:text-style-name="P3" draw:layer="layout" svg:width="0.853cm" svg:height="0.962cm" svg:x="7.553cm" svg:y="5.769cm">
                <draw:text-box>
                  <text:p text:style-name="P4">5</text:p>
                </draw:text-box>
              </draw:frame>
              <draw:frame draw:style-name="gr9" draw:text-style-name="P3" draw:layer="layout" svg:width="0.853cm" svg:height="0.962cm" svg:x="8.739cm" svg:y="5.769cm">
                <draw:text-box>
                  <text:p text:style-name="P4">6</text:p>
                </draw:text-box>
              </draw:frame>
              <draw:frame draw:style-name="gr10" draw:text-style-name="P3" draw:layer="layout" svg:width="0.853cm" svg:height="0.962cm" svg:x="6.35cm" svg:y="6.954cm">
                <draw:text-box>
                  <text:p text:style-name="P4">7</text:p>
                </draw:text-box>
              </draw:frame>
              <draw:frame draw:style-name="gr11" draw:text-style-name="P3" draw:layer="layout" svg:width="0.853cm" svg:height="0.962cm" svg:x="7.538cm" svg:y="6.954cm">
                <draw:text-box>
                  <text:p text:style-name="P4">8</text:p>
                </draw:text-box>
              </draw:frame>
              <draw:frame draw:style-name="gr12" draw:text-style-name="P3" draw:layer="layout" svg:width="0.853cm" svg:height="0.962cm" svg:x="8.739cm" svg:y="6.954cm">
                <draw:text-box>
                  <text:p text:style-name="P4">9</text:p>
                </draw:text-box>
              </draw:frame>
            </draw:g>
          </draw:g>
          <draw:frame draw:style-name="gr13" draw:text-style-name="P5" draw:layer="layout" svg:width="2.54cm" svg:height="0.885cm" svg:x="3.54cm" svg:y="7.435cm">
            <draw:text-box>
              <text:p text:style-name="P5"><text:span text:style-name="T2">[1, :, :]</text:span></text:p>
            </draw:text-box>
          </draw:frame>
          <draw:frame draw:style-name="gr13" draw:text-style-name="P5" draw:layer="layout" svg:width="2.54cm" svg:height="0.885cm" svg:x="2.27cm" svg:y="6.165cm">
            <draw:text-box>
              <text:p text:style-name="P5"><text:span text:style-name="T2">[2, :, :]</text:span></text:p>
            </draw:text-box>
          </draw:frame>
          <draw:frame draw:style-name="gr13" draw:text-style-name="P5" draw:id="id1" draw:layer="layout" svg:width="2.203cm" svg:height="0.885cm" svg:x="8.322cm" svg:y="1.385cm">
            <draw:text-box>
              <text:p text:style-name="P5"><text:span text:style-name="T2">[3, 1, 2]</text:span></text:p>
            </draw:text-box>
          </draw:frame>
          <draw:circle draw:style-name="gr14" draw:text-style-name="P2" draw:id="id2" draw:layer="layout" svg:width="0.994cm" svg:height="0.994cm" svg:x="6.107cm" svg:y="2.036cm">
            <text:p/>
          </draw:circle>
          <draw:frame draw:style-name="gr13" draw:text-style-name="P5" draw:layer="layout" svg:width="2.54cm" svg:height="0.885cm" svg:x="1cm" svg:y="4.895cm">
            <draw:text-box>
              <text:p text:style-name="P5"><text:span text:style-name="T2">[3, :, :]</text:span></text:p>
            </draw:text-box>
          </draw:frame>
          <draw:connector draw:style-name="gr15" draw:text-style-name="P2" draw:layer="layout" draw:type="curve" svg:x1="8.322cm" svg:y1="1.827cm" svg:x2="7.101cm" svg:y2="2.533cm" draw:start-shape="id1" draw:start-glue-point="3" draw:end-shape="id2" draw:end-glue-point="1" svg:d="m8322 1827c-906 0-296 706-1221 706">
            <text:p/>
          </draw:connector>
        </draw:g>
        <draw:custom-shape draw:style-name="gr16" draw:text-style-name="P2" draw:layer="layout" svg:width="2.54cm" svg:height="1.06cm" svg:x="10.525cm" svg:y="4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9T07:40:50</meta:creation-date>
    <dc:date>2010-03-19T08:03:01</dc:date>
    <meta:editing-duration>PT00H22M15S</meta:editing-duration>
    <meta:editing-cycles>3</meta:editing-cycles>
    <meta:generator>OpenOffice.org/3.2$Unix OpenOffice.org_project/320m12$Build-9483</meta:generator>
    <meta:print-date>2010-03-19T08:01:56</meta:print-date>
    <meta:document-statistic meta:object-count="43"/>
  </office:meta>
</office:document-meta>
</file>